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66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.198cm" fo:min-width="0.862cm"/>
    </style:style>
    <style:style style:name="gr10" style:family="graphic" style:parent-style-name="standard">
      <style:graphic-properties draw:textarea-horizontal-align="justify" draw:textarea-vertical-align="middle" draw:auto-grow-height="false" fo:min-height="0.811cm" fo:min-width="0.5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811cm" fo:min-width="0.56cm"/>
    </style:style>
    <style:style style:name="gr12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6cm" fo:min-width="0.41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796cm" fo:min-width="0.376cm"/>
    </style:style>
    <style:style style:name="gr1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7" style:family="graphic" style:parent-style-name="standard">
      <style:graphic-properties draw:textarea-horizontal-align="justify" draw:textarea-vertical-align="middle" draw:auto-grow-height="false" fo:min-height="0.797cm" fo:min-width="0.37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6cm" fo:min-width="2.07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6cm" fo:min-width="1.25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6cm" fo:min-width="0.44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6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6cm" fo:min-width="0.44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1.274cm" fo:min-width="0.628cm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draw:fill="none" fo:min-height="0.657cm"/>
      <style:paragraph-properties style:writing-mode="lr-tb"/>
    </style:style>
    <style:style style:name="gr26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text-properties fo:font-size="18pt"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language="en" fo:country="GB"/>
    </style:style>
    <style:style style:name="P7" style:family="paragraph">
      <loext:graphic-properties draw:fill="none" draw:fill-color="#ffffff"/>
      <style:text-properties fo:language="en" fo:country="GB"/>
    </style:style>
    <style:style style:name="P8" style:family="paragraph">
      <style:paragraph-properties fo:text-align="center"/>
      <style:text-properties fo:font-size="18pt" fo:language="en" fo:country="GB"/>
    </style:style>
    <style:style style:name="P9" style:family="paragraph">
      <loext:graphic-properties draw:fill="none" draw:fill-color="#ffffff" draw:opacity="100%"/>
    </style:style>
    <style:style style:name="P10" style:family="paragraph">
      <loext:graphic-properties draw:fill="non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style:text-position="-33% 58%"/>
    </style:style>
    <style:style style:name="T6" style:family="text">
      <style:text-properties fo:language="en" fo:country="GB"/>
    </style:style>
    <style:style style:name="T7" style:family="text">
      <style:text-properties style:text-position="-33% 58%"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-4.743cm" svg:y1="7.193cm" svg:x2="-4.49cm" svg:y2="6.616cm">
            <text:p/>
          </draw:line>
          <draw:line draw:style-name="gr1" draw:text-style-name="P1" draw:layer="layout" svg:x1="-3.963cm" svg:y1="7.791cm" svg:x2="-4.495cm" svg:y2="6.617cm">
            <text:p/>
          </draw:line>
          <draw:line draw:style-name="gr1" draw:text-style-name="P1" draw:layer="layout" svg:x1="-2.922cm" svg:y1="7.858cm" svg:x2="-2.39cm" svg:y2="6.684cm">
            <text:p/>
          </draw:line>
          <draw:line draw:style-name="gr1" draw:text-style-name="P1" draw:layer="layout" svg:x1="-3.989cm" svg:y1="7.819cm" svg:x2="-3.457cm" svg:y2="6.645cm">
            <text:p/>
          </draw:line>
          <draw:line draw:style-name="gr1" draw:text-style-name="P1" draw:layer="layout" svg:x1="-2.899cm" svg:y1="7.851cm" svg:x2="-3.431cm" svg:y2="6.677cm">
            <text:p/>
          </draw:line>
          <draw:line draw:style-name="gr1" draw:text-style-name="P1" draw:layer="layout" svg:x1="-1.845cm" svg:y1="7.852cm" svg:x2="-2.377cm" svg:y2="6.678cm">
            <text:p/>
          </draw:line>
          <draw:line draw:style-name="gr1" draw:text-style-name="P1" draw:layer="layout" svg:x1="-1.855cm" svg:y1="7.794cm" svg:x2="-1.602cm" svg:y2="7.217cm">
            <text:p/>
          </draw:line>
        </draw:g>
        <draw:g>
          <draw:line draw:style-name="gr1" draw:text-style-name="P1" draw:layer="layout" svg:x1="-1.582cm" svg:y1="5.169cm" svg:x2="-3.751cm" svg:y2="5.183cm">
            <text:p/>
          </draw:line>
          <draw:line draw:style-name="gr1" draw:text-style-name="P1" draw:layer="layout" svg:x1="-1.581cm" svg:y1="5.161cm" svg:x2="-3.75cm" svg:y2="5.175cm">
            <text:p/>
          </draw:line>
          <draw:line draw:style-name="gr1" draw:text-style-name="P1" draw:layer="layout" svg:x1="-3.159cm" svg:y1="5.483cm" svg:x2="-2.081cm" svg:y2="5.483cm">
            <text:p/>
          </draw:line>
          <draw:line draw:style-name="gr1" draw:text-style-name="P1" draw:layer="layout" svg:x1="-2.868cm" svg:y1="5.752cm" svg:x2="-2.35cm" svg:y2="5.752cm">
            <text:p/>
          </draw:line>
          <draw:line draw:style-name="gr1" draw:text-style-name="P1" draw:layer="layout" svg:x1="-2.638cm" svg:y1="5.15cm" svg:x2="-2.629cm" svg:y2="4.456cm">
            <text:p/>
          </draw:line>
        </draw:g>
        <draw:frame draw:style-name="gr2" draw:text-style-name="P2" draw:layer="layout" svg:width="1.912cm" svg:height="0.962cm" svg:x="-4cm" svg:y="3.006cm">
          <draw:text-box>
            <text:p>GND</text:p>
          </draw:text-box>
        </draw:frame>
        <draw:connector draw:style-name="gr3" draw:text-style-name="P3" draw:layer="layout" svg:x1="17.201cm" svg:y1="14.523cm" svg:x2="12.644cm" svg:y2="14.948cm" svg:d="M17201 14523h-2278v425h-2279" svg:viewBox="0 0 4558 426">
          <text:p/>
        </draw:connector>
        <draw:frame draw:style-name="gr4" draw:text-style-name="P4" draw:layer="layout" svg:width="3.168cm" svg:height="1.114cm" svg:x="12.988cm" svg:y="14.535cm">
          <draw:text-box>
            <text:p><text:span text:style-name="T1">V</text:span><text:span text:style-name="T2">c</text:span><text:span text:style-name="T1"> </text:span><text:span text:style-name="T1">= </text:span><text:span text:style-name="T1">K</text:span><text:span text:style-name="T2">c</text:span><text:span text:style-name="T1"> </text:span><text:span text:style-name="T1">I</text:span><text:span text:style-name="T2">c</text:span><text:span text:style-name="T3"> </text:span></text:p>
          </draw:text-box>
        </draw:frame>
        <draw:custom-shape draw:style-name="gr5" draw:text-style-name="P3" xml:id="id1" draw:id="id1" draw:layer="layout" svg:width="1.675cm" svg:height="0.551cm" svg:x="9.309cm" svg:y="15.406cm">
          <text:p/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10.984cm" svg:y1="15.681cm" svg:x2="12.644cm" svg:y2="14.948cm" draw:start-shape="id1" draw:start-glue-point="1" svg:d="M10984 15681h1080v-733h580" svg:viewBox="0 0 1661 734">
          <text:p/>
        </draw:connector>
        <draw:connector draw:style-name="gr3" draw:text-style-name="P5" draw:layer="layout" svg:x1="7.651cm" svg:y1="14.422cm" svg:x2="9.309cm" svg:y2="15.681cm" draw:end-shape="id1" draw:end-glue-point="3" svg:d="M7651 14422h578v1259h1080" svg:viewBox="0 0 1659 1260">
          <text:p/>
        </draw:connector>
        <draw:frame draw:style-name="gr6" draw:text-style-name="P4" draw:layer="layout" svg:width="2.161cm" svg:height="1.114cm" svg:x="18.166cm" svg:y="13.911cm">
          <draw:text-box>
            <text:p><text:span text:style-name="T3">I</text:span><text:span text:style-name="T4">d</text:span></text:p>
          </draw:text-box>
        </draw:frame>
        <draw:frame draw:style-name="gr7" draw:text-style-name="P2" draw:layer="layout" svg:width="1.162cm" svg:height="1.114cm" svg:x="9.654cm" svg:y="15.957cm">
          <draw:text-box>
            <text:p>R<text:span text:style-name="T5">7</text:span></text:p>
          </draw:text-box>
        </draw:frame>
        <draw:custom-shape draw:style-name="gr8" draw:text-style-name="P5" draw:layer="layout" svg:width="0.234cm" svg:height="0.258cm" svg:x="12.519cm" svg:y="15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2" draw:id="id2" draw:layer="layout" svg:width="1.362cm" svg:height="0.448cm" svg:x="2.65cm" svg:y="0.59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4" draw:id="id4" draw:layer="layout" svg:width="1.362cm" svg:height="0.448cm" svg:x="2.65cm" svg:y="3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7" draw:id="id7" draw:layer="layout" svg:width="1.362cm" svg:height="0.448cm" svg:x="6.634cm" svg:y="3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8" draw:id="id8" draw:layer="layout" svg:width="1.362cm" svg:height="0.448cm" draw:transform="rotate (1.5707963267949) translate (5.144cm 3.0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2.65cm" svg:y1="0.815cm" svg:x2="1.305cm" svg:y2="1.682cm" draw:start-shape="id2" draw:start-glue-point="3" draw:end-shape="id3" draw:end-glue-point="4" svg:d="M2650 815h-1345v867" svg:viewBox="0 0 1346 868">
          <text:p/>
        </draw:connector>
        <draw:connector draw:style-name="gr3" draw:text-style-name="P3" draw:layer="layout" svg:x1="1.305cm" svg:y1="3.181cm" svg:x2="2.65cm" svg:y2="3.986cm" draw:start-shape="id3" draw:start-glue-point="8" draw:end-shape="id4" draw:end-glue-point="3" svg:d="M1305 3181v805h1345" svg:viewBox="0 0 1346 806">
          <text:p/>
        </draw:connector>
        <draw:connector draw:style-name="gr3" draw:text-style-name="P3" draw:layer="layout" svg:x1="9.066cm" svg:y1="6.378cm" svg:x2="5.361cm" svg:y2="6.724cm" draw:start-shape="id5" draw:start-glue-point="2" draw:end-shape="id6" draw:end-glue-point="6" svg:d="M9066 6378v847h-3705v-501" svg:viewBox="0 0 3706 848">
          <text:p/>
        </draw:connector>
        <draw:connector draw:style-name="gr3" draw:text-style-name="P3" draw:layer="layout" svg:x1="4.012cm" svg:y1="3.986cm" svg:x2="6.634cm" svg:y2="3.986cm" draw:start-shape="id4" draw:start-glue-point="1" draw:end-shape="id7" draw:end-glue-point="3" svg:d="M4012 3986h2622" svg:viewBox="0 0 2623 1">
          <text:p/>
        </draw:connector>
        <draw:connector draw:style-name="gr3" draw:text-style-name="P3" draw:layer="layout" svg:x1="5.368cm" svg:y1="3.043cm" svg:x2="6.634cm" svg:y2="3.986cm" draw:start-shape="id8" draw:start-glue-point="3" draw:end-shape="id7" draw:end-glue-point="3" svg:d="M5368 3043v943h1266" svg:viewBox="0 0 1267 944">
          <text:p/>
        </draw:connector>
        <draw:connector draw:style-name="gr3" draw:text-style-name="P3" draw:layer="layout" svg:x1="6.462cm" svg:y1="0.915cm" svg:x2="5.368cm" svg:y2="1.681cm" draw:end-shape="id8" draw:end-glue-point="1" svg:d="M6462 915v133h-1094v633" svg:viewBox="0 0 1095 767">
          <text:p/>
        </draw:connector>
        <draw:custom-shape draw:style-name="gr10" draw:text-style-name="P3" xml:id="id3" draw:id="id3" draw:layer="layout" svg:width="1.498cm" svg:height="1.499cm" svg:x="0.556cm" svg:y="1.682cm">
          <text:p text:style-name="P5"><text:span text:style-name="T6">+</text:span></text:p>
          <text:p text:style-name="P5"><text:span text:style-name="T6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5" draw:id="id5">
          <draw:custom-shape draw:style-name="gr11" draw:text-style-name="P3" draw:layer="layout" svg:width="1.498cm" svg:height="1.499cm" svg:x="8.317cm" svg:y="4.878cm">
            <text:p/>
            <draw:enhanced-geometry svg:viewBox="0 0 21600 21600" draw:mirror-vertical="true" draw:glue-points="10800 0 3163 3163 0 10800 3163 18437 10800 21600 18437 18437 21600 10800 18437 3163" draw:text-areas="3163 3163 18437 18437" draw:mirror-horizontal="false" draw:type="ellipse" draw:enhanced-path="U 10800 10800 10800 10800 0 360 Z N"/>
          </draw:custom-shape>
          <draw:line draw:style-name="gr12" draw:text-style-name="P6" draw:layer="layout" svg:x1="9.066cm" svg:y1="6.126cm" svg:x2="9.066cm" svg:y2="5.097cm">
            <text:p/>
          </draw:line>
        </draw:g>
        <draw:frame draw:style-name="gr13" draw:text-style-name="P7" draw:layer="layout" svg:width="1.128cm" svg:height="1.114cm" svg:x="-1.897cm" svg:y="3.305cm">
          <draw:text-box>
            <text:p><text:span text:style-name="T6">V</text:span><text:span text:style-name="T7">a</text:span></text:p>
          </draw:text-box>
        </draw:frame>
        <draw:frame draw:style-name="gr14" draw:text-style-name="P4" draw:layer="layout" svg:width="3.041cm" svg:height="1.114cm" svg:x="10.587cm" svg:y="2.964cm">
          <draw:text-box>
            <text:p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g xml:id="id9" draw:id="id9">
          <draw:custom-shape draw:style-name="gr15" draw:text-style-name="P3" draw:layer="layout" svg:width="1.751cm" svg:height="2.092cm" svg:x="8.18cm" svg:y="1.348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line draw:style-name="gr16" draw:text-style-name="P6" draw:layer="layout" svg:x1="9.053cm" svg:y1="1.955cm" svg:x2="9.053cm" svg:y2="2.984cm">
            <text:p/>
          </draw:line>
        </draw:g>
        <draw:custom-shape draw:style-name="gr17" draw:text-style-name="P8" xml:id="id6" draw:id="id6" draw:layer="layout" svg:width="1.751cm" svg:height="2.093cm" svg:x="4.485cm" svg:y="4.631cm">
          <text:p text:style-name="P5"><text:span text:style-name="T3">+</text:span></text:p>
          <text:p text:style-name="P5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4" draw:layer="layout" svg:width="3.168cm" svg:height="1.114cm" svg:x="5.641cm" svg:y="6.388cm">
          <draw:text-box>
            <text:p><text:span text:style-name="T1">V</text:span><text:span text:style-name="T2">c</text:span><text:span text:style-name="T1"> </text:span><text:span text:style-name="T1">= </text:span><text:span text:style-name="T1">K</text:span><text:span text:style-name="T2">c</text:span><text:span text:style-name="T1"> </text:span><text:span text:style-name="T1">I</text:span><text:span text:style-name="T2">c</text:span><text:span text:style-name="T3"> </text:span></text:p>
          </draw:text-box>
        </draw:frame>
        <draw:connector draw:style-name="gr3" draw:text-style-name="P5" draw:layer="layout" svg:x1="4.012cm" svg:y1="3.986cm" svg:x2="5.361cm" svg:y2="4.631cm" draw:start-shape="id4" draw:start-glue-point="1" draw:end-shape="id6" draw:end-glue-point="4" svg:d="M4012 3986h1349v645" svg:viewBox="0 0 1350 646">
          <text:p/>
        </draw:connector>
        <draw:connector draw:style-name="gr3" draw:text-style-name="P5" draw:layer="layout" svg:x1="4.012cm" svg:y1="0.815cm" svg:x2="5.368cm" svg:y2="1.681cm" draw:start-shape="id2" draw:start-glue-point="1" draw:end-shape="id8" draw:end-glue-point="1" svg:d="M4012 815h1356v866" svg:viewBox="0 0 1357 867">
          <text:p/>
        </draw:connector>
        <draw:connector draw:style-name="gr3" draw:text-style-name="P5" draw:layer="layout" svg:x1="7.996cm" svg:y1="3.986cm" svg:x2="9.066cm" svg:y2="4.879cm" draw:start-shape="id7" draw:start-glue-point="1" draw:end-shape="id5" draw:end-glue-point="0" svg:d="M7996 3986h1070v893" svg:viewBox="0 0 1071 894">
          <text:p/>
        </draw:connector>
        <draw:connector draw:style-name="gr3" draw:text-style-name="P5" draw:layer="layout" svg:x1="7.915cm" svg:y1="0.815cm" svg:x2="9.055cm" svg:y2="1.348cm" draw:end-shape="id9" draw:end-glue-point="0" svg:d="M7915 815v16h1140v517" svg:viewBox="0 0 1141 534">
          <text:p/>
        </draw:connector>
        <draw:connector draw:style-name="gr3" draw:text-style-name="P5" draw:layer="layout" svg:x1="9.055cm" svg:y1="3.44cm" svg:x2="9.066cm" svg:y2="4.879cm" draw:start-shape="id9" draw:start-glue-point="2" draw:end-shape="id5" draw:end-glue-point="0" svg:d="M9055 3440v720h11v719" svg:viewBox="0 0 12 1440">
          <text:p/>
        </draw:connector>
        <draw:custom-shape draw:style-name="gr9" draw:text-style-name="P3" xml:id="id10" draw:id="id10" draw:layer="layout" svg:width="1.362cm" svg:height="0.448cm" svg:x="2.649cm" svg:y="7.0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11" draw:id="id11" draw:layer="layout" svg:width="1.362cm" svg:height="0.448cm" draw:transform="rotate (1.5707963267949) translate (1.077cm 6.2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svg:x1="4.011cm" svg:y1="7.32cm" svg:x2="5.361cm" svg:y2="6.724cm" draw:start-shape="id10" draw:start-glue-point="1" draw:end-shape="id6" draw:end-glue-point="6" svg:d="M4011 7320h1350v-596" svg:viewBox="0 0 1351 597">
          <text:p/>
        </draw:connector>
        <draw:connector draw:style-name="gr3" draw:text-style-name="P5" draw:layer="layout" svg:x1="1.301cm" svg:y1="4.934cm" svg:x2="2.65cm" svg:y2="3.986cm" draw:start-shape="id11" draw:start-glue-point="1" draw:end-shape="id4" draw:end-glue-point="3" svg:d="M1301 4934v-948h1349" svg:viewBox="0 0 1350 949">
          <text:p/>
        </draw:connector>
        <draw:connector draw:style-name="gr3" draw:text-style-name="P5" draw:layer="layout" svg:x1="1.301cm" svg:y1="6.296cm" svg:x2="2.649cm" svg:y2="7.32cm" draw:start-shape="id11" draw:start-glue-point="3" draw:end-shape="id10" draw:end-glue-point="3" svg:d="M1301 6296v1024h1348" svg:viewBox="0 0 1349 1025">
          <text:p/>
        </draw:connector>
        <draw:frame draw:style-name="gr19" draw:text-style-name="P4" draw:layer="layout" svg:width="1.757cm" svg:height="1.114cm" svg:x="9.851cm" svg:y="5.88cm">
          <draw:text-box>
            <text:p><text:span text:style-name="T3">I</text:span><text:span text:style-name="T4">d</text:span></text:p>
          </draw:text-box>
        </draw:frame>
        <draw:frame draw:style-name="gr20" draw:text-style-name="P2" draw:layer="layout" svg:width="1.162cm" svg:height="1.114cm" svg:x="2.948cm" svg:y="1.039cm">
          <draw:text-box>
            <text:p>R<text:span text:style-name="T5">1</text:span></text:p>
          </draw:text-box>
        </draw:frame>
        <draw:frame draw:style-name="gr7" draw:text-style-name="P2" draw:layer="layout" svg:width="1.162cm" svg:height="1.114cm" svg:x="2.375cm" svg:y="8.91cm">
          <draw:text-box>
            <text:p>R<text:span text:style-name="T5">7</text:span></text:p>
          </draw:text-box>
        </draw:frame>
        <draw:frame draw:style-name="gr20" draw:text-style-name="P2" draw:layer="layout" svg:width="1.162cm" svg:height="1.114cm" svg:x="6.889cm" svg:y="4.21cm">
          <draw:text-box>
            <text:p>R<text:span text:style-name="T5">5</text:span></text:p>
          </draw:text-box>
        </draw:frame>
        <draw:frame draw:style-name="gr21" draw:text-style-name="P2" draw:layer="layout" svg:width="0.945cm" svg:height="1.825cm" svg:x="2.891cm" svg:y="4.21cm">
          <draw:text-box>
            <text:p>R<text:span text:style-name="T5">4</text:span></text:p>
          </draw:text-box>
        </draw:frame>
        <draw:frame draw:style-name="gr20" draw:text-style-name="P2" draw:layer="layout" svg:width="1.162cm" svg:height="1.114cm" svg:x="5.462cm" svg:y="2.029cm">
          <draw:text-box>
            <text:p>R<text:span text:style-name="T5">3</text:span></text:p>
          </draw:text-box>
        </draw:frame>
        <draw:frame draw:style-name="gr20" draw:text-style-name="P2" draw:layer="layout" svg:width="1.162cm" svg:height="1.114cm" svg:x="6.85cm" svg:y="1.539cm">
          <draw:text-box>
            <text:p>R<text:span text:style-name="T5">2</text:span></text:p>
          </draw:text-box>
        </draw:frame>
        <draw:frame draw:style-name="gr22" draw:text-style-name="P2" draw:layer="layout" svg:width="1.162cm" svg:height="1.114cm" svg:x="-1.22cm" svg:y="6.498cm">
          <draw:text-box>
            <text:p>R<text:span text:style-name="T5">6</text:span></text:p>
          </draw:text-box>
        </draw:frame>
        <draw:custom-shape draw:style-name="gr8" draw:text-style-name="P5" draw:layer="layout" svg:width="0.191cm" svg:height="0.21cm" svg:x="5.258cm" svg:y="3.9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5" draw:layer="layout" svg:width="0.19cm" svg:height="0.21cm" svg:x="8.918cm" svg:y="3.9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5" draw:layer="layout" svg:width="0.19cm" svg:height="0.21cm" svg:x="5.259cm" svg:y="7.2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5" draw:layer="layout" svg:width="0.19cm" svg:height="0.21cm" svg:x="5.259cm" svg:y="0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9cm" svg:height="0.21cm" svg:x="1.194cm" svg:y="3.9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3" draw:text-style-name="P9" draw:layer="layout" svg:width="1.128cm" svg:height="2.536cm" svg:x="3.889cm" svg:y="1.122cm">
          <draw:text-box>
            <text:p>+</text:p>
            <text:p>V<text:span text:style-name="T5">b</text:span></text:p>
            <text:p>-</text:p>
          </draw:text-box>
        </draw:frame>
        <draw:line draw:style-name="gr24" draw:text-style-name="P1" draw:layer="layout" svg:x1="1.825cm" svg:y1="4.934cm" svg:x2="1.825cm" svg:y2="6.468cm">
          <text:p/>
        </draw:line>
        <draw:frame draw:style-name="gr25" draw:text-style-name="P10" draw:layer="layout" svg:width="0.704cm" svg:height="1.825cm" svg:x="1.698cm" svg:y="5.136cm">
          <draw:text-box>
            <text:p><text:span text:style-name="T1">I</text:span><text:span text:style-name="T2">c</text:span></text:p>
          </draw:text-box>
        </draw:frame>
        <draw:line draw:style-name="gr26" draw:text-style-name="P1" draw:layer="layout" svg:x1="6.548cm" svg:y1="0.939cm" svg:x2="6.755cm" svg:y2="1.171cm">
          <text:p/>
        </draw:line>
        <draw:line draw:style-name="gr26" draw:text-style-name="P1" draw:layer="layout" svg:x1="6.744cm" svg:y1="1.219cm" svg:x2="6.951cm" svg:y2="1.02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1T21:57:48.231549024</dc:date>
    <meta:editing-duration>PT3H1M59S</meta:editing-duration>
    <meta:editing-cycles>3</meta:editing-cycles>
    <meta:generator>LibreOffice/6.4.6.2$Linux_X86_64 LibreOffice_project/40$Build-2</meta:generator>
    <meta:document-statistic meta:object-count="72"/>
  </office:meta>
</office:document-meta>
</file>